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ato" svg:font-family="Lato, sans-serif"/>
    <style:font-face style:name="Roboto" svg:font-family="Roboto,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8f8b" officeooo:paragraph-rsid="00128f8b"/>
    </style:style>
    <style:style style:name="P2" style:family="paragraph" style:parent-style-name="Standard">
      <style:text-properties officeooo:rsid="0013b30c" officeooo:paragraph-rsid="0013b30c"/>
    </style:style>
    <style:style style:name="P3" style:family="paragraph" style:parent-style-name="Standard">
      <style:text-properties fo:font-variant="normal" fo:text-transform="none" fo:color="#000000" style:font-name="Arial" fo:font-size="9pt" fo:letter-spacing="normal" fo:font-style="normal" fo:font-weight="normal" officeooo:rsid="0013b30c" officeooo:paragraph-rsid="0013b30c"/>
    </style:style>
    <style:style style:name="P4" style:family="paragraph" style:parent-style-name="Standard">
      <style:text-properties fo:font-variant="normal" fo:text-transform="none" fo:color="#000000" style:font-name="Lato" fo:font-size="10.5pt" fo:letter-spacing="normal" fo:font-style="normal" fo:font-weight="normal" officeooo:rsid="0013b30c" officeooo:paragraph-rsid="0013b30c"/>
    </style:style>
    <style:style style:name="P5" style:family="paragraph" style:parent-style-name="Text_20_body">
      <style:text-properties fo:font-variant="normal" fo:text-transform="none" fo:color="#333333" style:font-name="Roboto" fo:font-size="10.5pt" fo:letter-spacing="normal" fo:font-style="normal" fo:font-weight="normal" officeooo:rsid="00128f8b" officeooo:paragraph-rsid="00128f8b"/>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Roboto" fo:font-size="10.5pt" fo:letter-spacing="normal" fo:font-style="normal" fo:font-weight="normal"/>
    </style:style>
    <style:style style:name="P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333333" style:font-name="Roboto" fo:font-size="10.5pt" fo:letter-spacing="normal" fo:font-style="normal" fo:font-weight="normal"/>
    </style:style>
    <style:style style:name="T2" style:family="text">
      <style:text-properties fo:font-variant="normal" fo:text-transform="none" fo:color="#e82429" style:text-line-through-style="none" style:text-line-through-type="none" style:font-name="Roboto" fo:font-size="10.5pt" fo:letter-spacing="normal" fo:font-style="normal" style:text-underline-style="none" fo:font-weight="normal" style:text-blinking="false"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act Page</text:p>
      <text:p text:style-name="P1"/>
      <text:p text:style-name="P1">Isuzu Ute Australia</text:p>
      <text:p text:style-name="P1"/>
      <text:p text:style-name="P1">Contact Us</text:p>
      <text:p text:style-name="P1"/>
      <text:p text:style-name="P1">Pacific Isuzu Ute</text:p>
      <text:p text:style-name="P1"/>
      <text:p text:style-name="P1">723 Nicklin Way</text:p>
      <text:p text:style-name="P1">Currimundi, QLD 4551</text:p>
      <text:p text:style-name="P1"/>
      <text:p text:style-name="P1">Contact</text:p>
      <text:p text:style-name="P1"/>
      <text:p text:style-name="P1">Phone: (07) 5438 4888</text:p>
      <text:p text:style-name="P1">Fax: (07) 5438 4899</text:p>
      <text:p text:style-name="P1">Email: <text:a xlink:type="simple" xlink:href="mailto:enquires@pacificisuzu.com" text:style-name="Internet_20_link" text:visited-style-name="Visited_20_Internet_20_Link">enquires@pacificisuzu.com</text:a></text:p>
      <text:p text:style-name="P1"/>
      <text:p text:style-name="P1">Sales Opening Hours</text:p>
      <text:p text:style-name="P1"/>
      <text:p text:style-name="P1">Mon: 8:00am – 5:30pm</text:p>
      <text:p text:style-name="P1">Tue: 8:00am – 5:30pm</text:p>
      <text:p text:style-name="P1">Wed: 8:00am – 5:30pm</text:p>
      <text:p text:style-name="P1">Thu: 8:00am – 5:30pm</text:p>
      <text:p text:style-name="P1">Fri: 8:00am – 5:30pm</text:p>
      <text:p text:style-name="P1">Sat: 8:00am – 4:00pm</text:p>
      <text:p text:style-name="P1">Sun: 9:00am – 4:00pm</text:p>
      <text:p text:style-name="P1"/>
      <text:p text:style-name="P1">Available at this Dealership</text:p>
      <text:p text:style-name="P1"/>
      <text:p text:style-name="P1">- <text:s/>Sales</text:p>
      <text:p text:style-name="P1">- <text:s/>Service</text:p>
      <text:p text:style-name="P1">- <text:s/>Spare Par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ndex Page</text:p>
      <text:p text:style-name="P1"/>
      <text:p text:style-name="P1">Isuzu Ute Australia</text:p>
      <text:p text:style-name="P1"/>
      <text:p text:style-name="P1">About Isuzu Ute</text:p>
      <text:p text:style-name="P1"/>
      <text:p text:style-name="P5">Based in Brisbane, Queensland, Isuzu UTE Australia was founded in 2008 bringing the award winning Isuzu D‑MAX to Australia. In 2013 we added the versatile Isuzu MU‑X 7‑seat SUV to our product family. Despite being comparatively new to Australia, our global network is extremely well established.</text:p>
      <text:p text:style-name="P7"><text:span text:style-name="T1">As you can see from our </text:span><text:a xlink:type="simple" xlink:href="https://www.isuzuute.com.au/about-us/history-timeline.aspx" text:style-name="Internet_20_link" text:visited-style-name="Visited_20_Internet_20_Link"><text:span text:style-name="T2">Made From History</text:span></text:a><text:span text:style-name="T1"> timeline, we have over 100 years of automotive experience and expertise behind us.</text:span></text:p>
      <text:p text:style-name="P6">We are a wholly owned subsidiary of Japan's largest trading and investment company, Mitsubishi Corporation with which Isuzu Motors Limited (Japan) has extensive business arrangements. Isuzu Motors dates back to 1916 and is now the world's largest manufacturer of trucks and diesel engines. Producing heavy, medium and light‑duty trucks, buses, passenger vehicle engines and industrial‑use diesel engines, Isuzu Motors is at the forefront of vehicle chassis and diesel engine technology.</text:p>
      <text:p text:style-name="P6">At Isuzu UTE Australia we specialise in the very best in new utes and SUVs. Our award winning Isuzu D‑MAX is now joined by the MU‑X, our 7‑seat family SUV. Both the D‑MAX and MU‑X come in a range of both 4x4 and 4x2 models; every D‑MAX and MU‑X we make is built around Isuzu's fuel‑efficient, high‑torque, 3.0 litre, 4 cylinder common‑rail turbo diesel engine.</text:p>
      <text:p text:style-name="P6">Our resources and our automotive knowledge are vast, and this shows in the quality of our product and level of service. With a network of over 130 authorised Isuzu UTE outlets across every state and territory in Australia, we pride ourselves on providing the highest level of service and support throughout the entire countr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D-Max Page</text:p>
      <text:p text:style-name="P2"/>
      <text:p text:style-name="P2">Isuzu D-Max</text:p>
      <text:p text:style-name="P2"/>
      <text:p text:style-name="P2">Introducing The Isuzu D-Max</text:p>
      <text:p text:style-name="P2"/>
      <text:p text:style-name="P3">Welcome to a whole new era in pick-up trucks. The ISUZU D-MAX - toughness, redefined. Encompassing aggressive styling and levels of safety - plus ISUZU's legendary durability and fuel efficiency - the ISUZU D-MAX strives ahead of its competition. Whether it's hauling big loads, powering through the work week, cruising through the weekend or going where the others won't, this is one pickup you can depend on. Put it to the test. You won't be disappointed.</text:p>
      <text:p text:style-name="P2"/>
      <text:p text:style-name="P2">MU-X Page</text:p>
      <text:p text:style-name="P2"/>
      <text:p text:style-name="P2">Isuzu MU-X</text:p>
      <text:p text:style-name="P2"/>
      <text:p text:style-name="P2">Introducing the Isuzu MU-X</text:p>
      <text:p text:style-name="P2"/>
      <text:p text:style-name="P4">Rule the road with the 'power ride' that is the Isuzu mu-X. Equipped with high caliber specifications that exceed expectations, the Isuzu mu-X is truly a must-have. It is fully engineered to explore any terrain with it's robust 3.0-liter and efficient 2.5-liter engines with VGS Turbo plus its 7-seater spacious interior provides comfortability and safety like no other. Truly, a 'power ride' through and through.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ato" svg:font-family="Lato, sans-serif"/>
    <style:font-face style:name="Roboto" svg:font-family="Roboto,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5:10:05.629432712</meta:creation-date>
    <meta:generator>LibreOffice/5.1.6.2$Linux_X86_64 LibreOffice_project/10m0$Build-2</meta:generator>
    <dc:date>2017-04-17T15:31:37.949613081</dc:date>
    <meta:editing-duration>PT9M30S</meta:editing-duration>
    <meta:editing-cycles>1</meta:editing-cycles>
    <meta:document-statistic meta:table-count="0" meta:image-count="0" meta:object-count="0" meta:page-count="3" meta:paragraph-count="38" meta:word-count="484" meta:character-count="2990" meta:non-whitespace-character-count="2533"/>
  </office:meta>
</office:document-meta>
</file>